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27.25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5.66mm"/>
    </style:style>
    <style:style style:name="co10" style:family="table-column">
      <style:table-column-properties fo:break-before="auto" style:column-width="25.93mm"/>
    </style:style>
    <style:style style:name="co11" style:family="table-column">
      <style:table-column-properties fo:break-before="auto" style:column-width="28.84mm"/>
    </style:style>
    <style:style style:name="co12" style:family="table-column">
      <style:table-column-properties fo:break-before="auto" style:column-width="31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Act_20_1">
      <style:table-properties table:display="true" style:writing-mode="lr-tb"/>
    </style:style>
    <style:style style:name="ce8" style:family="table-cell" style:parent-style-name="Default">
      <style:map style:condition="cell-content()=0" style:apply-style-name="Off" style:base-cell-address="Cues.C3"/>
      <style:map style:condition="cell-content()!=0" style:apply-style-name="On" style:base-cell-address="Cues.C3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map style:condition="cell-content()=0" style:apply-style-name="Off" style:base-cell-address="Cues.S3"/>
      <style:map style:condition="cell-content()!=0" style:apply-style-name="On" style:base-cell-address="Cues.S3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Cues.A3">
          <table:help-message table:title="Show title" table:display="true"/>
          <table:error-message table:message-type="stop" table:display="true"/>
        </table:content-validation>
        <table:content-validation table:name="val2" table:condition="of:cell-content-is-in-list(&quot; &quot;;&quot;Female&quot;;&quot;Male&quot;;&quot;Backing&quot;;&quot;Group&quot;)" table:allow-empty-cell="true" table:display-list="unsorted" table:base-cell-address="Cues.C3">
          <table:error-message table:message-type="stop" table:display="true"/>
        </table:content-validation>
      </table:content-validations>
      <table:table table:name="Cu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1008" table:default-cell-style-name="Default"/>
        <table:table-row table:style-name="ro1">
          <table:table-cell table:style-name="Title" table:content-validation-name="val1" office:value-type="string" calcext:value-type="string">
            <office:annotation draw:style-name="gr1" draw:text-style-name="P2" svg:width="28.99mm" svg:height="9.39mm" svg:x="25.31mm" svg:y="0mm" draw:caption-point-x="-6.1mm" draw:caption-point-y="0.1mm">
              <dc:date>2018-10-01T00:00:00</dc:date>
              <text:p text:style-name="P1">Show title</text:p>
            </office:annotation>
            <text:p>9 to 5</text:p>
          </table:table-cell>
          <table:table-cell table:style-name="Title" office:value-type="string" calcext:value-type="string">
            <text:p>Icon</text:p>
          </table:table-cell>
          <table:table-cell table:number-columns-repeated="3" table:style-name="Title" table:content-validation-name="val2" office:value-type="string" calcext:value-type="string">
            <text:p>Female</text:p>
          </table:table-cell>
          <table:table-cell table:style-name="Title" table:content-validation-name="val2" office:value-type="string" calcext:value-type="string">
            <text:p>Male</text:p>
          </table:table-cell>
          <table:table-cell table:style-name="Title" table:content-validation-name="val2" office:value-type="string" calcext:value-type="string">
            <text:p>Female</text:p>
          </table:table-cell>
          <table:table-cell table:number-columns-repeated="3" table:style-name="Title" table:content-validation-name="val2" office:value-type="string" calcext:value-type="string">
            <text:p>Male</text:p>
          </table:table-cell>
          <table:table-cell table:number-columns-repeated="2" table:style-name="Title" table:content-validation-name="val2" office:value-type="string" calcext:value-type="string">
            <text:p>Female</text:p>
          </table:table-cell>
          <table:table-cell table:style-name="Title" table:content-validation-name="val2" office:value-type="string" calcext:value-type="string">
            <text:p>Male</text:p>
          </table:table-cell>
          <table:table-cell table:number-columns-repeated="2" table:style-name="Title" table:content-validation-name="val2" office:value-type="string" calcext:value-type="string">
            <text:p>Female</text:p>
          </table:table-cell>
          <table:table-cell table:style-name="Title" table:content-validation-name="val2" office:value-type="string" calcext:value-type="string">
            <text:p>Male</text:p>
          </table:table-cell>
          <table:table-cell table:style-name="Title" table:content-validation-name="val2" office:value-type="string" calcext:value-type="string">
            <text:p>Female</text:p>
          </table:table-cell>
          <table:table-cell table:style-name="Title" table:content-validation-name="val2" office:value-type="string" calcext:value-type="string">
            <text:p>Male</text:p>
          </table:table-cell>
          <table:table-cell table:style-name="Title" table:content-validation-name="val2" office:value-type="string" calcext:value-type="string">
            <text:p>Backing</text:p>
          </table:table-cell>
          <table:table-cell table:style-name="ce49" table:number-columns-repeated="10"/>
          <table:table-cell table:number-columns-repeated="995"/>
        </table:table-row>
        <table:table-row table:style-name="ro2">
          <table:table-cell table:style-name="Title" office:value-type="string" calcext:value-type="string">
            <text:p>Comment</text:p>
          </table:table-cell>
          <table:table-cell table:style-name="Title" office:value-type="string" calcext:value-type="string">
            <text:p>Cue #</text:p>
          </table:table-cell>
          <table:table-cell table:style-name="Title" office:value-type="string" calcext:value-type="string">
            <text:p>Violet</text:p>
            <text:p>Kerry</text:p>
          </table:table-cell>
          <table:table-cell table:style-name="Title" office:value-type="string" calcext:value-type="string">
            <text:p>Doralee</text:p>
            <text:p>Hannah</text:p>
          </table:table-cell>
          <table:table-cell table:style-name="Title" office:value-type="string" calcext:value-type="string">
            <text:p>Judy</text:p>
            <text:p>Imogen</text:p>
          </table:table-cell>
          <table:table-cell table:style-name="Title" office:value-type="string" calcext:value-type="string">
            <text:p>Hart</text:p>
            <text:p>Nick</text:p>
          </table:table-cell>
          <table:table-cell table:style-name="Title" office:value-type="string" calcext:value-type="string">
            <text:p>Roz</text:p>
            <text:p>Danni</text:p>
          </table:table-cell>
          <table:table-cell table:style-name="Title" office:value-type="string" calcext:value-type="string">
            <text:p>Joe</text:p>
            <text:p>Daniel</text:p>
          </table:table-cell>
          <table:table-cell table:style-name="Title" office:value-type="string" calcext:value-type="string">
            <text:p>Dwayne</text:p>
            <text:p>Mike</text:p>
          </table:table-cell>
          <table:table-cell table:style-name="Title" office:value-type="string" calcext:value-type="string">
            <text:p>Josh</text:p>
            <text:p>William</text:p>
          </table:table-cell>
          <table:table-cell table:style-name="Title" office:value-type="string" calcext:value-type="string">
            <text:p>Missy</text:p>
            <text:p>Mary-Rose</text:p>
          </table:table-cell>
          <table:table-cell table:style-name="Title" office:value-type="string" calcext:value-type="string">
            <text:p>Maria</text:p>
            <text:p>Holly</text:p>
          </table:table-cell>
          <table:table-cell table:style-name="Title" office:value-type="string" calcext:value-type="string">
            <text:p>Dick</text:p>
            <text:p>Mark</text:p>
          </table:table-cell>
          <table:table-cell table:style-name="Title" office:value-type="string" calcext:value-type="string">
            <text:p>Kathy</text:p>
            <text:p>Eliza</text:p>
          </table:table-cell>
          <table:table-cell table:style-name="Title" office:value-type="string" calcext:value-type="string">
            <text:p>Margaret</text:p>
            <text:p>Laura</text:p>
          </table:table-cell>
          <table:table-cell table:style-name="Title" office:value-type="string" calcext:value-type="string">
            <text:p>Bob/Detective</text:p>
            <text:p>Ian</text:p>
          </table:table-cell>
          <table:table-cell table:style-name="Title" office:value-type="string" calcext:value-type="string">
            <text:p>Candy Striper</text:p>
            <text:p>Alex</text:p>
          </table:table-cell>
          <table:table-cell table:style-name="Title" office:value-type="string" calcext:value-type="string">
            <text:p>Doctor</text:p>
            <text:p>Stephen</text:p>
          </table:table-cell>
          <table:table-cell table:style-name="Title" office:value-type="string" calcext:value-type="string">
            <text:p>Backing</text:p>
          </table:table-cell>
          <table:table-cell table:style-name="ce49" table:number-columns-repeated="10"/>
          <table:table-cell table:number-columns-repeated="995"/>
        </table:table-row>
        <table:table-row table:style-name="ro3">
          <table:table-cell table:style-name="Title" office:value-type="string" calcext:value-type="string">
            <text:p>Pg0</text:p>
          </table:table-cell>
          <table:table-cell table:style-name="Title" office:value-type="float" office:value="1" calcext:value-type="float">
            <text:p>1</text:p>
          </table:table-cell>
          <table:table-cell table:style-name="ce8" table:number-columns-repeated="16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</text:p>
          </table:table-cell>
          <table:table-cell table:style-name="Title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number-columns-repeated="11"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number-columns-repeated="1005"/>
        </table:table-row>
        <table:table-row table:style-name="ro1">
          <table:table-cell table:style-name="Title" office:value-type="string" calcext:value-type="string">
            <text:p>Pg7</text:p>
          </table:table-cell>
          <table:table-cell table:style-name="Title" office:value-type="float" office:value="3" calcext:value-type="float">
            <text:p>3</text:p>
          </table:table-cell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6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9</text:p>
          </table:table-cell>
          <table:table-cell table:style-name="Title" office:value-type="float" office:value="4" calcext:value-type="float">
            <text:p>4</text:p>
          </table:table-cell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number-columns-repeated="11"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13</text:p>
          </table:table-cell>
          <table:table-cell table:style-name="Title" office:value-type="float" office:value="5" calcext:value-type="float">
            <text:p>5</text:p>
          </table:table-cell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9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13</text:p>
          </table:table-cell>
          <table:table-cell table:style-name="Title" office:value-type="float" office:value="6" calcext:value-type="float">
            <text:p>6</text:p>
          </table:table-cell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14</text:p>
          </table:table-cell>
          <table:table-cell table:style-name="Title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14</text:p>
          </table:table-cell>
          <table:table-cell table:style-name="Title" office:value-type="float" office:value="8" calcext:value-type="float">
            <text:p>8</text:p>
          </table:table-cell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number-columns-repeated="11"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15</text:p>
          </table:table-cell>
          <table:table-cell table:style-name="Title" office:value-type="float" office:value="9" calcext:value-type="float">
            <text:p>9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16</text:p>
          </table:table-cell>
          <table:table-cell table:style-name="Title" office:value-type="float" office:value="10" calcext:value-type="float">
            <text:p>10</text:p>
          </table:table-cell>
          <table:table-cell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17</text:p>
          </table:table-cell>
          <table:table-cell table:style-name="Title" office:value-type="float" office:value="11" calcext:value-type="float">
            <text:p>11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18</text:p>
          </table:table-cell>
          <table:table-cell table:style-name="Title" office:value-type="float" office:value="12" calcext:value-type="float">
            <text:p>12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2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0</text:p>
          </table:table-cell>
          <table:table-cell table:style-name="Title" office:value-type="float" office:value="13" calcext:value-type="float">
            <text:p>13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0</text:p>
          </table:table-cell>
          <table:table-cell table:style-name="Title" office:value-type="float" office:value="14" calcext:value-type="float">
            <text:p>14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7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1</text:p>
          </table:table-cell>
          <table:table-cell table:style-name="Title" office:value-type="float" office:value="15" calcext:value-type="float">
            <text:p>15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7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1</text:p>
          </table:table-cell>
          <table:table-cell table:style-name="Title" office:value-type="float" office:value="16" calcext:value-type="float">
            <text:p>16</text:p>
          </table:table-cell>
          <table:table-cell table:style-name="ce8" table:number-columns-repeated="3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7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1</text:p>
          </table:table-cell>
          <table:table-cell table:style-name="Title" office:value-type="float" office:value="17" calcext:value-type="float">
            <text:p>17</text:p>
          </table:table-cell>
          <table:table-cell table:style-name="ce8" table:number-columns-repeated="3"/>
          <table:table-cell table:style-name="ce8" office:value-type="string" calcext:value-type="string">
            <text:p>*</text:p>
          </table:table-cell>
          <table:table-cell table:style-name="ce8" table:number-columns-repeated="12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2</text:p>
          </table:table-cell>
          <table:table-cell table:style-name="Title" office:value-type="float" office:value="18" calcext:value-type="float">
            <text:p>18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3</text:p>
          </table:table-cell>
          <table:table-cell table:style-name="Title" office:value-type="float" office:value="19" calcext:value-type="float">
            <text:p>19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8"/>
          <table:table-cell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3</text:p>
          </table:table-cell>
          <table:table-cell table:style-name="Title" office:value-type="float" office:value="20" calcext:value-type="float">
            <text:p>20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3</text:p>
          </table:table-cell>
          <table:table-cell table:style-name="Title" office:value-type="float" office:value="21" calcext:value-type="float">
            <text:p>21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6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4</text:p>
          </table:table-cell>
          <table:table-cell table:style-name="Title" office:value-type="float" office:value="22" calcext:value-type="float">
            <text:p>22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5</text:p>
          </table:table-cell>
          <table:table-cell table:style-name="Title" office:value-type="float" office:value="23" calcext:value-type="float">
            <text:p>23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6</text:p>
          </table:table-cell>
          <table:table-cell table:style-name="Title" office:value-type="float" office:value="24" calcext:value-type="float">
            <text:p>24</text:p>
          </table:table-cell>
          <table:table-cell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9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6</text:p>
          </table:table-cell>
          <table:table-cell table:style-name="Title" office:value-type="float" office:value="25" calcext:value-type="float">
            <text:p>25</text:p>
          </table:table-cell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7</text:p>
          </table:table-cell>
          <table:table-cell table:style-name="Title" office:value-type="float" office:value="26" calcext:value-type="float">
            <text:p>26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7</text:p>
          </table:table-cell>
          <table:table-cell table:style-name="Title" office:value-type="float" office:value="27" calcext:value-type="float">
            <text:p>27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7"/>
          <table:table-cell table:style-name="ce8" office:value-type="string" calcext:value-type="string">
            <text:p>*</text:p>
          </table:table-cell>
          <table:table-cell table:style-name="ce8" table:number-columns-repeated="5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28</text:p>
          </table:table-cell>
          <table:table-cell table:style-name="Title" office:value-type="float" office:value="28" calcext:value-type="float">
            <text:p>28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8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0</text:p>
          </table:table-cell>
          <table:table-cell table:style-name="Title" office:value-type="float" office:value="29" calcext:value-type="float">
            <text:p>29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2</text:p>
          </table:table-cell>
          <table:table-cell table:style-name="Title" office:value-type="float" office:value="30" calcext:value-type="float">
            <text:p>30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3</text:p>
          </table:table-cell>
          <table:table-cell table:style-name="Title" office:value-type="float" office:value="31" calcext:value-type="float">
            <text:p>31</text:p>
          </table:table-cell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6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3</text:p>
          </table:table-cell>
          <table:table-cell table:style-name="Title" office:value-type="float" office:value="32" calcext:value-type="float">
            <text:p>32</text:p>
          </table:table-cell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9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3</text:p>
          </table:table-cell>
          <table:table-cell table:style-name="Title" office:value-type="float" office:value="33" calcext:value-type="float">
            <text:p>33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9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4</text:p>
          </table:table-cell>
          <table:table-cell table:style-name="Title" office:value-type="float" office:value="34" calcext:value-type="float">
            <text:p>34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4</text:p>
          </table:table-cell>
          <table:table-cell table:style-name="Title" office:value-type="float" office:value="35" calcext:value-type="float">
            <text:p>35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5</text:p>
          </table:table-cell>
          <table:table-cell table:style-name="Title" office:value-type="float" office:value="36" calcext:value-type="float">
            <text:p>36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6</text:p>
          </table:table-cell>
          <table:table-cell table:style-name="Title" office:value-type="float" office:value="37" calcext:value-type="float">
            <text:p>37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6</text:p>
          </table:table-cell>
          <table:table-cell table:style-name="Title" office:value-type="float" office:value="38" calcext:value-type="float">
            <text:p>38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6</text:p>
          </table:table-cell>
          <table:table-cell table:style-name="Title" office:value-type="float" office:value="39" calcext:value-type="float">
            <text:p>39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7</text:p>
          </table:table-cell>
          <table:table-cell table:style-name="Title" office:value-type="float" office:value="40" calcext:value-type="float">
            <text:p>40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7</text:p>
          </table:table-cell>
          <table:table-cell table:style-name="Title" office:value-type="float" office:value="41" calcext:value-type="float">
            <text:p>41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7</text:p>
          </table:table-cell>
          <table:table-cell table:style-name="Title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8</text:p>
          </table:table-cell>
          <table:table-cell table:style-name="Title" office:value-type="float" office:value="43" calcext:value-type="float">
            <text:p>43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9</text:p>
          </table:table-cell>
          <table:table-cell table:style-name="Title" office:value-type="float" office:value="44" calcext:value-type="float">
            <text:p>44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39</text:p>
          </table:table-cell>
          <table:table-cell table:style-name="Title" office:value-type="float" office:value="45" calcext:value-type="float">
            <text:p>45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0</text:p>
          </table:table-cell>
          <table:table-cell table:style-name="Title" office:value-type="float" office:value="46" calcext:value-type="float">
            <text:p>46</text:p>
          </table:table-cell>
          <table:table-cell table:style-name="ce8" table:number-columns-repeated="4"/>
          <table:table-cell table:number-columns-repeated="11"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1</text:p>
          </table:table-cell>
          <table:table-cell table:style-name="Title" office:value-type="float" office:value="47" calcext:value-type="float">
            <text:p>47</text:p>
          </table:table-cell>
          <table:table-cell table:style-name="ce8" table:number-columns-repeated="3"/>
          <table:table-cell table:number-columns-repeated="12"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2</text:p>
          </table:table-cell>
          <table:table-cell table:style-name="Title" office:value-type="float" office:value="48" calcext:value-type="float">
            <text:p>48</text:p>
          </table:table-cell>
          <table:table-cell table:style-name="ce8" table:number-columns-repeated="4"/>
          <table:table-cell table:number-columns-repeated="11"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2</text:p>
          </table:table-cell>
          <table:table-cell table:style-name="Title" office:value-type="float" office:value="49" calcext:value-type="float">
            <text:p>49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3</text:p>
          </table:table-cell>
          <table:table-cell table:style-name="Title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4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3</text:p>
          </table:table-cell>
          <table:table-cell table:style-name="Title" office:value-type="float" office:value="51" calcext:value-type="float">
            <text:p>51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3</text:p>
          </table:table-cell>
          <table:table-cell table:style-name="Title" office:value-type="float" office:value="52" calcext:value-type="float">
            <text:p>52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9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4</text:p>
          </table:table-cell>
          <table:table-cell table:style-name="Title" office:value-type="float" office:value="53" calcext:value-type="float">
            <text:p>53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5</text:p>
          </table:table-cell>
          <table:table-cell table:style-name="Title" office:value-type="float" office:value="54" calcext:value-type="float">
            <text:p>54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5</text:p>
          </table:table-cell>
          <table:table-cell table:style-name="Title" office:value-type="float" office:value="55" calcext:value-type="float">
            <text:p>55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6</text:p>
          </table:table-cell>
          <table:table-cell table:style-name="Title" office:value-type="float" office:value="56" calcext:value-type="float">
            <text:p>56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7</text:p>
          </table:table-cell>
          <table:table-cell table:style-name="Title" office:value-type="float" office:value="57" calcext:value-type="float">
            <text:p>57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48</text:p>
          </table:table-cell>
          <table:table-cell table:style-name="Title" office:value-type="float" office:value="58" calcext:value-type="float">
            <text:p>58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0</text:p>
          </table:table-cell>
          <table:table-cell table:style-name="Title" office:value-type="float" office:value="59" calcext:value-type="float">
            <text:p>59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1</text:p>
          </table:table-cell>
          <table:table-cell table:style-name="Title" office:value-type="float" office:value="60" calcext:value-type="float">
            <text:p>60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4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1</text:p>
          </table:table-cell>
          <table:table-cell table:style-name="Title" office:value-type="float" office:value="61" calcext:value-type="float">
            <text:p>61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2</text:p>
          </table:table-cell>
          <table:table-cell table:style-name="Title" office:value-type="float" office:value="62" calcext:value-type="float">
            <text:p>62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number-columns-repeated="6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2</text:p>
          </table:table-cell>
          <table:table-cell table:style-name="Title" office:value-type="float" office:value="63" calcext:value-type="float">
            <text:p>63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4</text:p>
          </table:table-cell>
          <table:table-cell table:style-name="Title" office:value-type="float" office:value="64" calcext:value-type="float">
            <text:p>64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number-columns-repeated="5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4</text:p>
          </table:table-cell>
          <table:table-cell table:style-name="Title" office:value-type="float" office:value="65" calcext:value-type="float">
            <text:p>65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number-columns-repeated="5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6</text:p>
          </table:table-cell>
          <table:table-cell table:style-name="Title" office:value-type="float" office:value="66" calcext:value-type="float">
            <text:p>66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number-columns-repeated="11"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6</text:p>
          </table:table-cell>
          <table:table-cell table:style-name="Title" office:value-type="float" office:value="67" calcext:value-type="float">
            <text:p>67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number-columns-repeated="12"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6</text:p>
          </table:table-cell>
          <table:table-cell table:style-name="Title" office:value-type="float" office:value="68" calcext:value-type="float">
            <text:p>68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7</text:p>
          </table:table-cell>
          <table:table-cell table:style-name="Title" office:value-type="float" office:value="69" calcext:value-type="float">
            <text:p>69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7</text:p>
          </table:table-cell>
          <table:table-cell table:style-name="Title" office:value-type="float" office:value="70" calcext:value-type="float">
            <text:p>70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8</text:p>
          </table:table-cell>
          <table:table-cell table:style-name="Title" office:value-type="float" office:value="71" calcext:value-type="float">
            <text:p>71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8</text:p>
          </table:table-cell>
          <table:table-cell table:style-name="Title" office:value-type="float" office:value="72" calcext:value-type="float">
            <text:p>72</text:p>
          </table:table-cell>
          <table:table-cell table:style-name="ce8" table:number-columns-repeated="3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8</text:p>
          </table:table-cell>
          <table:table-cell table:style-name="Title" office:value-type="float" office:value="73" calcext:value-type="float">
            <text:p>73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8</text:p>
          </table:table-cell>
          <table:table-cell table:style-name="Title" office:value-type="float" office:value="74" calcext:value-type="float">
            <text:p>74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9</text:p>
          </table:table-cell>
          <table:table-cell table:style-name="Title" office:value-type="float" office:value="75" calcext:value-type="float">
            <text:p>75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59</text:p>
          </table:table-cell>
          <table:table-cell table:style-name="Title" office:value-type="float" office:value="76" calcext:value-type="float">
            <text:p>76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0</text:p>
          </table:table-cell>
          <table:table-cell table:style-name="Title" office:value-type="float" office:value="77" calcext:value-type="float">
            <text:p>77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0</text:p>
          </table:table-cell>
          <table:table-cell table:style-name="Title" office:value-type="float" office:value="78" calcext:value-type="float">
            <text:p>78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1</text:p>
          </table:table-cell>
          <table:table-cell table:style-name="Title" office:value-type="float" office:value="79" calcext:value-type="float">
            <text:p>79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2</text:p>
          </table:table-cell>
          <table:table-cell table:style-name="Title" office:value-type="float" office:value="80" calcext:value-type="float">
            <text:p>80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3</text:p>
          </table:table-cell>
          <table:table-cell table:style-name="Title" office:value-type="float" office:value="81" calcext:value-type="float">
            <text:p>81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4</text:p>
          </table:table-cell>
          <table:table-cell table:style-name="Title" office:value-type="float" office:value="82" calcext:value-type="float">
            <text:p>82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0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4</text:p>
          </table:table-cell>
          <table:table-cell table:style-name="Title" office:value-type="float" office:value="83" calcext:value-type="float">
            <text:p>83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0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4</text:p>
          </table:table-cell>
          <table:table-cell table:style-name="Title" office:value-type="float" office:value="84" calcext:value-type="float">
            <text:p>84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6</text:p>
          </table:table-cell>
          <table:table-cell table:style-name="Title" office:value-type="float" office:value="85" calcext:value-type="float">
            <text:p>85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15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6</text:p>
          </table:table-cell>
          <table:table-cell table:style-name="Title" office:value-type="float" office:value="86" calcext:value-type="float">
            <text:p>86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13"/>
          <table:table-cell table:style-name="ce8" office:value-type="string" calcext:value-type="string">
            <text:p>*</text:p>
          </table:table-cell>
          <table:table-cell table:style-name="ce8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7</text:p>
          </table:table-cell>
          <table:table-cell table:style-name="Title" office:value-type="float" office:value="87" calcext:value-type="float">
            <text:p>87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7</text:p>
          </table:table-cell>
          <table:table-cell table:style-name="Title" office:value-type="float" office:value="88" calcext:value-type="float">
            <text:p>88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0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69</text:p>
          </table:table-cell>
          <table:table-cell table:style-name="Title" office:value-type="float" office:value="89" calcext:value-type="float">
            <text:p>89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70</text:p>
          </table:table-cell>
          <table:table-cell table:style-name="Title" office:value-type="float" office:value="90" calcext:value-type="float">
            <text:p>90</text:p>
          </table:table-cell>
          <table:table-cell table:number-columns-repeated="4"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70</text:p>
          </table:table-cell>
          <table:table-cell table:style-name="Title" office:value-type="float" office:value="91" calcext:value-type="float">
            <text:p>91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72</text:p>
          </table:table-cell>
          <table:table-cell table:style-name="Title" office:value-type="float" office:value="92" calcext:value-type="float">
            <text:p>92</text:p>
          </table:table-cell>
          <table:table-cell table:style-name="ce8"/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72</text:p>
          </table:table-cell>
          <table:table-cell table:style-name="Title" office:value-type="float" office:value="93" calcext:value-type="float">
            <text:p>9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73</text:p>
          </table:table-cell>
          <table:table-cell table:style-name="Title" office:value-type="float" office:value="94" calcext:value-type="float">
            <text:p>94</text:p>
          </table:table-cell>
          <table:table-cell table:number-columns-repeated="4"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76</text:p>
          </table:table-cell>
          <table:table-cell table:style-name="Title" office:value-type="float" office:value="95" calcext:value-type="float">
            <text:p>95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4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76</text:p>
          </table:table-cell>
          <table:table-cell table:style-name="Title" office:value-type="float" office:value="96" calcext:value-type="float">
            <text:p>96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77</text:p>
          </table:table-cell>
          <table:table-cell table:style-name="Title" office:value-type="float" office:value="97" calcext:value-type="float">
            <text:p>97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78</text:p>
          </table:table-cell>
          <table:table-cell table:style-name="Title" office:value-type="float" office:value="98" calcext:value-type="float">
            <text:p>98</text:p>
          </table:table-cell>
          <table:table-cell table:number-columns-repeated="5" table:style-name="ce8" office:value-type="string" calcext:value-type="string">
            <text:p>*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style-name="ce50" table:number-columns-repeated="10"/>
          <table:table-cell table:number-columns-repeated="995"/>
        </table:table-row>
        <table:table-row table:style-name="ro1">
          <table:table-cell table:style-name="Title" office:value-type="string" calcext:value-type="string">
            <text:p>Pg79</text:p>
          </table:table-cell>
          <table:table-cell table:style-name="Title" office:value-type="float" office:value="99" calcext:value-type="float">
            <text:p>99</text:p>
          </table:table-cell>
          <table:table-cell table:style-name="ce8" table:number-columns-repeated="16"/>
          <table:table-cell table:style-name="ce3"/>
          <table:table-cell table:style-name="ce50" table:number-columns-repeated="10"/>
          <table:table-cell table:number-columns-repeated="995"/>
        </table:table-row>
        <table:table-row table:style-name="ro3">
          <table:table-cell table:style-name="Title" office:value-type="string" calcext:value-type="string">
            <text:p>Pg80</text:p>
          </table:table-cell>
          <table:table-cell table:style-name="Title" office:value-type="float" office:value="99" calcext:value-type="float">
            <text:p>99</text:p>
          </table:table-cell>
          <table:table-cell table:style-name="ce8" table:number-columns-repeated="16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80</text:p>
          </table:table-cell>
          <table:table-cell table:style-name="Title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80</text:p>
          </table:table-cell>
          <table:table-cell table:style-name="Title" office:value-type="float" office:value="101" calcext:value-type="float">
            <text:p>101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83</text:p>
          </table:table-cell>
          <table:table-cell table:style-name="Title" office:value-type="float" office:value="102" calcext:value-type="float">
            <text:p>102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number-columns-repeated="11"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number-columns-repeated="1005"/>
        </table:table-row>
        <table:table-row table:style-name="ro3">
          <table:table-cell table:style-name="Title" office:value-type="string" calcext:value-type="string">
            <text:p>Pg86</text:p>
          </table:table-cell>
          <table:table-cell table:style-name="Title" office:value-type="float" office:value="103" calcext:value-type="float">
            <text:p>103</text:p>
          </table:table-cell>
          <table:table-cell table:style-name="ce8" table:number-columns-repeated="16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87</text:p>
          </table:table-cell>
          <table:table-cell table:style-name="Title" office:value-type="float" office:value="104" calcext:value-type="float">
            <text:p>104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87</text:p>
          </table:table-cell>
          <table:table-cell table:style-name="Title" office:value-type="float" office:value="105" calcext:value-type="float">
            <text:p>105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88</text:p>
          </table:table-cell>
          <table:table-cell table:style-name="Title" office:value-type="float" office:value="106" calcext:value-type="float">
            <text:p>106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11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88</text:p>
          </table:table-cell>
          <table:table-cell table:style-name="Title" office:value-type="float" office:value="107" calcext:value-type="float">
            <text:p>107</text:p>
          </table:table-cell>
          <table:table-cell table:style-name="ce8" table:number-columns-repeated="16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89</text:p>
          </table:table-cell>
          <table:table-cell table:style-name="Title" office:value-type="float" office:value="108" calcext:value-type="float">
            <text:p>108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8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90</text:p>
          </table:table-cell>
          <table:table-cell table:style-name="Title" office:value-type="float" office:value="109" calcext:value-type="float">
            <text:p>109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90</text:p>
          </table:table-cell>
          <table:table-cell table:style-name="Title" office:value-type="float" office:value="110" calcext:value-type="float">
            <text:p>110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 table:number-columns-repeated="8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90</text:p>
          </table:table-cell>
          <table:table-cell table:style-name="Title" office:value-type="float" office:value="111" calcext:value-type="float">
            <text:p>111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number-columns-repeated="11" table:style-name="ce8" office:value-type="string" calcext:value-type="string">
            <text:p>*</text:p>
          </table:table-cell>
          <table:table-cell table:style-name="ce8"/>
          <table:table-cell table:style-name="ce3" office:value-type="string" calcext:value-type="string">
            <text:p>*</text:p>
          </table:table-cell>
          <table:table-cell table:number-columns-repeated="1005"/>
        </table:table-row>
        <table:table-row table:style-name="ro3">
          <table:table-cell table:style-name="Title" office:value-type="string" calcext:value-type="string">
            <text:p>Pg94</text:p>
          </table:table-cell>
          <table:table-cell table:style-name="Title" office:value-type="float" office:value="112" calcext:value-type="float">
            <text:p>112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94</text:p>
          </table:table-cell>
          <table:table-cell table:style-name="Title" office:value-type="float" office:value="113" calcext:value-type="float">
            <text:p>113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5"/>
          <table:table-cell table:style-name="ce8" office:value-type="string" calcext:value-type="string">
            <text:p>*</text:p>
          </table:table-cell>
          <table:table-cell table:style-name="ce8" table:number-columns-repeated="8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95</text:p>
          </table:table-cell>
          <table:table-cell table:style-name="Title" office:value-type="float" office:value="114" calcext:value-type="float">
            <text:p>114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9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95</text:p>
          </table:table-cell>
          <table:table-cell table:style-name="Title" office:value-type="float" office:value="115" calcext:value-type="float">
            <text:p>115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95</text:p>
          </table:table-cell>
          <table:table-cell table:style-name="Title" office:value-type="float" office:value="116" calcext:value-type="float">
            <text:p>116</text:p>
          </table:table-cell>
          <table:table-cell table:style-name="ce8" table:number-columns-repeated="16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96</text:p>
          </table:table-cell>
          <table:table-cell table:style-name="Title" office:value-type="float" office:value="117" calcext:value-type="float">
            <text:p>117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4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96</text:p>
          </table:table-cell>
          <table:table-cell table:style-name="Title" office:value-type="float" office:value="118" calcext:value-type="float">
            <text:p>118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3"/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97</text:p>
          </table:table-cell>
          <table:table-cell table:style-name="Title" office:value-type="float" office:value="119" calcext:value-type="float">
            <text:p>119</text:p>
          </table:table-cell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0</text:p>
          </table:table-cell>
          <table:table-cell table:style-name="Title" office:value-type="float" office:value="120" calcext:value-type="float">
            <text:p>120</text:p>
          </table:table-cell>
          <table:table-cell table:style-name="ce8" table:number-columns-repeated="16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1</text:p>
          </table:table-cell>
          <table:table-cell table:style-name="Title" office:value-type="float" office:value="121" calcext:value-type="float">
            <text:p>121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12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1</text:p>
          </table:table-cell>
          <table:table-cell table:style-name="Title" office:value-type="float" office:value="122" calcext:value-type="float">
            <text:p>122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7"/>
          <table:table-cell table:style-name="ce8" office:value-type="string" calcext:value-type="string">
            <text:p>*</text:p>
          </table:table-cell>
          <table:table-cell table:style-name="ce8" table:number-columns-repeated="5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2</text:p>
          </table:table-cell>
          <table:table-cell table:style-name="Title" office:value-type="float" office:value="123" calcext:value-type="float">
            <text:p>12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6"/>
          <table:table-cell table:style-name="ce8" office:value-type="string" calcext:value-type="string">
            <text:p>*</text:p>
          </table:table-cell>
          <table:table-cell table:style-name="ce8" table:number-columns-repeated="5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2</text:p>
          </table:table-cell>
          <table:table-cell table:style-name="Title" office:value-type="float" office:value="124" calcext:value-type="float">
            <text:p>124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7"/>
          <table:table-cell table:style-name="ce8" office:value-type="string" calcext:value-type="string">
            <text:p>*</text:p>
          </table:table-cell>
          <table:table-cell table:style-name="ce8" table:number-columns-repeated="5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3</text:p>
          </table:table-cell>
          <table:table-cell table:style-name="Title" office:value-type="float" office:value="125" calcext:value-type="float">
            <text:p>125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table:number-columns-repeated="13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4</text:p>
          </table:table-cell>
          <table:table-cell table:style-name="Title" office:value-type="float" office:value="126" calcext:value-type="float">
            <text:p>126</text:p>
          </table:table-cell>
          <table:table-cell table:style-name="ce8" table:number-columns-repeated="16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5</text:p>
          </table:table-cell>
          <table:table-cell table:style-name="Title" office:value-type="float" office:value="127" calcext:value-type="float">
            <text:p>127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3"/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5</text:p>
          </table:table-cell>
          <table:table-cell table:style-name="Title" office:value-type="float" office:value="128" calcext:value-type="float">
            <text:p>128</text:p>
          </table:table-cell>
          <table:table-cell table:number-columns-repeated="4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6</text:p>
          </table:table-cell>
          <table:table-cell table:style-name="Title" office:value-type="float" office:value="129" calcext:value-type="float">
            <text:p>129</text:p>
          </table:table-cell>
          <table:table-cell table:number-columns-repeated="4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6"/>
          <table:table-cell table:style-name="ce8" office:value-type="string" calcext:value-type="string">
            <text:p>*</text:p>
          </table:table-cell>
          <table:table-cell table:style-name="ce8" table:number-columns-repeated="3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7</text:p>
          </table:table-cell>
          <table:table-cell table:style-name="Title" office:value-type="float" office:value="130" calcext:value-type="float">
            <text:p>130</text:p>
          </table:table-cell>
          <table:table-cell table:number-columns-repeated="4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7</text:p>
          </table:table-cell>
          <table:table-cell table:style-name="Title" office:value-type="float" office:value="131" calcext:value-type="float">
            <text:p>131</text:p>
          </table:table-cell>
          <table:table-cell table:number-columns-repeated="6" table:style-name="ce8" office:value-type="string" calcext:value-type="string">
            <text:p>*</text:p>
          </table:table-cell>
          <table:table-cell table:style-name="ce8" table:number-columns-repeated="10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8</text:p>
          </table:table-cell>
          <table:table-cell table:style-name="Title" office:value-type="float" office:value="132" calcext:value-type="float">
            <text:p>132</text:p>
          </table:table-cell>
          <table:table-cell table:style-name="ce8" table:number-columns-repeated="16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09</text:p>
          </table:table-cell>
          <table:table-cell table:style-name="Title" office:value-type="float" office:value="133" calcext:value-type="float">
            <text:p>133</text:p>
          </table:table-cell>
          <table:table-cell table:number-columns-repeated="6" table:style-name="ce8" office:value-type="string" calcext:value-type="string">
            <text:p>*</text:p>
          </table:table-cell>
          <table:table-cell table:style-name="ce8" table:number-columns-repeated="7"/>
          <table:table-cell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Richard</text:p>
          </table:table-cell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14</text:p>
          </table:table-cell>
          <table:table-cell table:style-name="Title" office:value-type="float" office:value="134" calcext:value-type="float">
            <text:p>134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 table:number-columns-repeated="9"/>
          <table:table-cell table:style-name="ce8" office:value-type="string" calcext:value-type="string">
            <text:p>Richard</text:p>
          </table:table-cell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14</text:p>
          </table:table-cell>
          <table:table-cell table:style-name="Title" office:value-type="float" office:value="135" calcext:value-type="float">
            <text:p>135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number-columns-repeated="11" table:style-name="ce8" office:value-type="string" calcext:value-type="string">
            <text:p>*</text:p>
          </table:table-cell>
          <table:table-cell table:style-name="ce8" office:value-type="string" calcext:value-type="string">
            <text:p>Richard</text:p>
          </table:table-cell>
          <table:table-cell table:style-name="ce3" office:value-type="string" calcext:value-type="string">
            <text:p>*</text:p>
          </table:table-cell>
          <table:table-cell table:number-columns-repeated="1005"/>
        </table:table-row>
        <table:table-row table:style-name="ro3">
          <table:table-cell table:style-name="Title" office:value-type="string" calcext:value-type="string">
            <text:p>Pg115</text:p>
          </table:table-cell>
          <table:table-cell table:style-name="Title" office:value-type="float" office:value="136" calcext:value-type="float">
            <text:p>136</text:p>
          </table:table-cell>
          <table:table-cell table:number-columns-repeated="15" table:style-name="ce8" office:value-type="string" calcext:value-type="string">
            <text:p>*</text:p>
          </table:table-cell>
          <table:table-cell table:style-name="ce8" office:value-type="string" calcext:value-type="string">
            <text:p>Richard</text:p>
          </table:table-cell>
          <table:table-cell table:style-name="ce3" office:value-type="string" calcext:value-type="string">
            <text:p>*</text:p>
          </table:table-cell>
          <table:table-cell table:number-columns-repeated="1005"/>
        </table:table-row>
        <table:table-row table:style-name="ro3">
          <table:table-cell table:style-name="Title" office:value-type="string" calcext:value-type="string">
            <text:p>Pg115</text:p>
          </table:table-cell>
          <table:table-cell table:style-name="Title" office:value-type="float" office:value="137" calcext:value-type="float">
            <text:p>137</text:p>
          </table:table-cell>
          <table:table-cell table:number-columns-repeated="3" table:style-name="ce8" office:value-type="string" calcext:value-type="string">
            <text:p>*</text:p>
          </table:table-cell>
          <table:table-cell table:style-name="ce8"/>
          <table:table-cell table:number-columns-repeated="11" table:style-name="ce8" office:value-type="string" calcext:value-type="string">
            <text:p>*</text:p>
          </table:table-cell>
          <table:table-cell table:style-name="ce8" office:value-type="string" calcext:value-type="string">
            <text:p>Richard</text:p>
          </table:table-cell>
          <table:table-cell table:style-name="ce3" office:value-type="string" calcext:value-type="string">
            <text:p>*</text:p>
          </table:table-cell>
          <table:table-cell table:number-columns-repeated="1005"/>
        </table:table-row>
        <table:table-row table:style-name="ro3">
          <table:table-cell table:style-name="Title" office:value-type="string" calcext:value-type="string">
            <text:p>Pg116</text:p>
          </table:table-cell>
          <table:table-cell table:style-name="Title" office:value-type="float" office:value="138" calcext:value-type="float">
            <text:p>138</text:p>
          </table:table-cell>
          <table:table-cell table:style-name="ce8" table:number-columns-repeated="16"/>
          <table:table-cell table:style-name="ce3"/>
          <table:table-cell table:number-columns-repeated="1005"/>
        </table:table-row>
        <table:table-row table:style-name="ro3">
          <table:table-cell table:style-name="Title" office:value-type="string" calcext:value-type="string">
            <text:p>Pg117</text:p>
          </table:table-cell>
          <table:table-cell table:style-name="Title" office:value-type="float" office:value="139" calcext:value-type="float">
            <text:p>139</text:p>
          </table:table-cell>
          <table:table-cell table:number-columns-repeated="15" table:style-name="ce8" office:value-type="string" calcext:value-type="string">
            <text:p>*</text:p>
          </table:table-cell>
          <table:table-cell table:style-name="ce8" office:value-type="string" calcext:value-type="string">
            <text:p>Richard</text:p>
          </table:table-cell>
          <table:table-cell table:style-name="ce3" office:value-type="string" calcext:value-type="string">
            <text:p>*</text:p>
          </table:table-cell>
          <table:table-cell table:number-columns-repeated="1005"/>
        </table:table-row>
        <table:table-row table:style-name="ro3">
          <table:table-cell table:style-name="Title" office:value-type="string" calcext:value-type="string">
            <text:p>Pg118</text:p>
          </table:table-cell>
          <table:table-cell table:style-name="Title" office:value-type="float" office:value="140" calcext:value-type="float">
            <text:p>140</text:p>
          </table:table-cell>
          <table:table-cell table:style-name="ce8" table:number-columns-repeated="16"/>
          <table:table-cell table:style-name="ce3"/>
          <table:table-cell table:number-columns-repeated="1005"/>
        </table:table-row>
        <table:table-row table:style-name="ro1" table:number-rows-repeated="750">
          <table:table-cell table:number-columns-repeated="2"/>
          <table:table-cell table:style-name="ce30" table:number-columns-repeated="14"/>
          <table:table-cell table:number-columns-repeated="1008"/>
        </table:table-row>
        <table:table-row table:style-name="ro4" table:number-rows-repeated="1047679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ues.C3:Cues.R143">
            <calcext:condition calcext:apply-style-name="Off" calcext:value="=0" calcext:base-cell-address="Cues.C3"/>
            <calcext:condition calcext:apply-style-name="On" calcext:value="!=0" calcext:base-cell-address="Cues.C3"/>
          </calcext:conditional-format>
          <calcext:conditional-format calcext:target-range-address="Cues.S3:Cues.S143">
            <calcext:condition calcext:apply-style-name="Off" calcext:value="=0" calcext:base-cell-address="Cues.S3"/>
            <calcext:condition calcext:apply-style-name="On" calcext:value="!=0" calcext:base-cell-address="Cues.S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n" style:family="table-cell" style:parent-style-name="MicCell">
      <style:table-cell-properties fo:background-color="#89c765" style:text-align-source="fix" style:repeat-content="false" loext:vertical-justify="auto"/>
      <style:paragraph-properties fo:text-align="center" css3t:text-justify="auto"/>
    </style:style>
    <style:style style:name="Off" style:family="table-cell" style:parent-style-name="MicCell">
      <style:table-cell-properties fo:background-color="#cc0000" style:text-align-source="value-type" style:repeat-content="false" loext:vertical-justify="auto"/>
      <style:paragraph-properties css3t:text-justify="auto"/>
    </style:style>
    <style:style style:name="MicCell" style:family="table-cell" style:parent-style-name="Default">
      <style:table-cell-properties style:text-align-source="fix" style:repeat-content="false" fo:border="0.06pt solid #000000" style:vertical-align="top" loext:vertical-justify="auto"/>
      <style:paragraph-properties fo:text-align="center" css3t:text-justify="auto"/>
    </style:style>
    <style:style style:name="Title" style:family="table-cell" style:parent-style-name="MicCell">
      <style:table-cell-properties fo:background-color="#cccccc" fo:wrap-option="wrap" loext:vertical-justify="auto"/>
      <style:paragraph-properties css3t:text-justify="auto"/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20:42:20.858350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t_20_1" style:display-name="PageStyle_Ac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_20_2" style:display-name="PageStyle_Ac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dc:date>2018-10-01T20:56:38.041523136</dc:date>
    <meta:editing-duration>PT6H43M46S</meta:editing-duration>
    <meta:editing-cycles>14</meta:editing-cycles>
    <meta:document-statistic meta:table-count="1" meta:cell-count="891" meta:object-count="0"/>
  </office:meta>
</office:document-meta>
</file>